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043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2.723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6.793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4.69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141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393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361cm" fo:min-width="2.01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844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5cm" fo:min-width="5.09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29cm" fo:min-width="7.893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5.505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041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3.249cm" fo:min-width="3.192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43cm" fo:min-width="3.343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643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743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487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5.193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3.249cm" fo:min-width="3.876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94cm" fo:min-width="5.743cm" fo:padding-top="0.254cm" fo:padding-bottom="0.254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2.726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473cm" fo:min-width="1.72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7cm" fo:min-width="0.517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651cm" fo:min-width="3.451cm" fo:padding-top="0.1cm" fo:padding-bottom="0.1cm" fo:padding-left="0.1cm" fo:padding-right="0.1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" fo:font-size="14pt" style:font-size-asian="14pt" style:font-size-complex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14pt" style:font-size-asian="14pt" style:font-size-complex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" fo:font-size="14pt" style:font-size-asian="14pt" style:font-size-complex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style:font-name="Liberation Sans" fo:font-size="14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14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"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font-style="italic" style:text-underline-style="none" fo:font-weight="normal" style:font-name-asian="Helvetica Neue1" style:font-size-asian="14pt" style:font-style-asian="italic" style:font-weight-asian="normal" style:font-name-complex="Helvetica Neue1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144;p28" draw:style-name="gr1" draw:text-style-name="P2" draw:layer="layout" svg:width="4.55cm" svg:height="1.036cm" svg:x="1.05cm" svg:y="6.914cm">
          <text:p text:style-name="P1"><text:span text:style-name="T1">FIP Data-related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8" draw:style-name="gr2" draw:text-style-name="P2" draw:layer="layout" svg:width="3.23cm" svg:height="1.619cm" svg:x="10.75cm" svg:y="6.481cm">
          <text:p text:style-name="P1"><text:span text:style-name="T1">FIP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" draw:style-name="gr3" draw:text-style-name="P2" draw:layer="layout" svg:width="7.3cm" svg:height="1.036cm" svg:x="8.7cm" svg:y="3.416cm">
          <text:p text:style-name="P1"><text:span text:style-name="T1">FAIR Implementation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8" draw:style-name="gr4" draw:text-style-name="P3" draw:layer="layout" svg:width="5.191cm" svg:height="0.001cm" draw:transform="rotate (-3.14159265358979) translate (10.741cm 7.462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48;p28" draw:style-name="gr5" draw:text-style-name="P3" draw:layer="layout" svg:width="0.038cm" svg:height="1.391cm" draw:transform="rotate (-3.14159265358979) translate (12.388cm 6.1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8" draw:style-name="gr6" draw:text-style-name="P2" draw:layer="layout" svg:width="4.9cm" svg:height="1.036cm" svg:x="16.65cm" svg:y="5.1cm">
          <text:p text:style-name="P1"><text:span text:style-name="T1">FAIR-Enabling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" draw:style-name="gr7" draw:text-style-name="P3" draw:layer="layout" svg:width="2.514cm" svg:height="1.611cm" svg:x="13.786cm" svg:y="8.0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" draw:style-name="gr8" draw:text-style-name="P5" draw:layer="layout" svg:width="5.351cm" svg:height="1.036cm" svg:x="12.356cm" svg:y="5.036cm">
          <text:p text:style-name="P4"><text:span text:style-name="T2">declared-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8" draw:style-name="gr9" draw:text-style-name="P2" draw:layer="layout" svg:width="5.597cm" svg:height="1.152cm" svg:x="5.266cm" svg:y="7.356cm">
          <text:p text:style-name="P1"><text:span text:style-name="T2">refers-to-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8" draw:style-name="gr10" draw:text-style-name="P7" draw:layer="layout" svg:width="8.4cm" svg:height="2.236cm" svg:x="6.7cm" svg:y="8.714cm">
          <text:p text:style-name="P6"><text:span text:style-name="T2">declares-current-use-of /</text:span></text:p>
          <text:p text:style-name="P6"><text:span text:style-name="T2">declares-planned-use-of /</text:span></text:p>
          <text:p text:style-name="P6"><text:span text:style-name="T2">declares-planned-development-of /</text:span></text:p>
          <text:p text:style-name="P6"><text:span text:style-name="T2">declares-planned-replacement-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8" draw:style-name="gr11" draw:text-style-name="P2" draw:layer="layout" svg:width="6.012cm" svg:height="1.619cm" svg:x="1.1cm" svg:y="0.231cm">
          <text:p text:style-name="P1"><text:span text:style-name="T1">FAIR Guiding Principles</text:span></text:p>
          <text:p text:style-name="P1"><text:span text:style-name="T1">(and Sub-Princip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8" draw:style-name="gr12" draw:text-style-name="P3" draw:layer="layout" svg:width="0.031cm" svg:height="4.291cm" draw:transform="rotate (-3.14159265358979) translate (3.995cm 6.1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8" draw:style-name="gr8" draw:text-style-name="P5" draw:layer="layout" svg:width="5.351cm" svg:height="1.036cm" svg:x="4.1cm" svg:y="3.764cm">
          <text:p text:style-name="P4"><text:span text:style-name="T2">refers-to-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" draw:style-name="gr13" draw:text-style-name="P8" draw:layer="layout" svg:width="5.232cm" svg:height="5.313cm" svg:x="0.668cm" svg:y="6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8_0" draw:style-name="gr14" draw:text-style-name="P2" draw:layer="layout" svg:width="3.85cm" svg:height="1.05cm" svg:x="-0.2cm" svg:y="5.35cm">
          <text:p text:style-name="P1"><text:span text:style-name="T1">FIP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1" draw:style-name="gr15" draw:text-style-name="P2" draw:layer="layout" svg:width="5.15cm" svg:height="1.036cm" svg:x="0.7cm" svg:y="9.099cm">
          <text:p text:style-name="P1"><text:span text:style-name="T1">FIP Metadata-related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_0" draw:style-name="gr16" draw:text-style-name="P2" draw:layer="layout" svg:width="4.25cm" svg:height="1.036cm" svg:x="10.2cm" svg:y="0.825cm">
          <text:p text:style-name="P1"><text:span text:style-name="T1">(data ste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8_0" draw:style-name="gr17" draw:text-style-name="P3" draw:layer="layout" svg:width="0.017cm" svg:height="1.737cm" draw:transform="rotate (-3.14159265358979) translate (12.331cm 3.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_0" draw:style-name="gr8" draw:text-style-name="P5" draw:layer="layout" svg:width="5.351cm" svg:height="1.036cm" svg:x="12.299cm" svg:y="2.445cm">
          <text:p text:style-name="P4"><text:span text:style-name="T2">has-data-st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2" draw:style-name="gr18" draw:text-style-name="P2" draw:layer="layout" svg:width="5.7cm" svg:height="1.036cm" svg:x="16.15cm" svg:y="7.25cm">
          <text:p text:style-name="P1"><text:span text:style-name="T1">Available FAIR-Enabling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_0" draw:style-name="gr19" draw:text-style-name="P8" draw:layer="layout" svg:width="6.2cm" svg:height="5.313cm" svg:x="15.95cm" svg:y="6.5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8_4" draw:style-name="gr20" draw:text-style-name="P2" draw:layer="layout" svg:width="6.25cm" svg:height="1.701cm" svg:x="15.95cm" svg:y="9.235cm">
          <text:p text:style-name="P1"><text:span text:style-name="T1">FAIR-Enabling Resource to be Develo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_0" draw:style-name="gr21" draw:text-style-name="P3" draw:layer="layout" svg:width="3.226cm" svg:height="0.027cm" svg:x="13.774cm" svg:y="8.0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51;p28_1" draw:style-name="gr22" draw:text-style-name="P3" draw:layer="layout" svg:width="2.226cm" svg:height="0.723cm" svg:x="13.774cm" svg:y="8.0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8_1" draw:style-name="gr23" draw:text-style-name="P3" draw:layer="layout" svg:width="1.017cm" svg:height="0.95cm" draw:transform="rotate (-3.14159265358979) translate (11.667cm 7.1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28_0" draw:style-name="gr24" draw:text-style-name="P10" draw:layer="layout" svg:width="3.65cm" svg:height="0.85cm" svg:x="7.65cm" svg:y="5.75cm">
          <text:p text:style-name="P9"><text:span text:style-name="T2">consid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bias Kuhn</meta:initial-creator>
    <meta:creation-date>2019-07-25T08:43:18.850052344</meta:creation-date>
    <dc:date>2021-12-14T13:19:45.384894305</dc:date>
    <dc:creator>Tobias Kuhn</dc:creator>
    <meta:editing-duration>PT40M52S</meta:editing-duration>
    <meta:editing-cycles>20</meta:editing-cycles>
    <meta:generator>LibreOffice/7.2.2.2$Linux_X86_64 LibreOffice_project/20$Build-2</meta:generator>
    <meta:document-statistic meta:object-count="26"/>
  </office:meta>
</office:document-meta>
</file>